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rokerManager.consumeQueue( final MailConsumer consumer , final MailBuilder builder , String destin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rokerManager.BrokerManager( final BrokerService broker , final Lo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sumerRegistration.ConsumerRegistration( final MailConsumer consumer , final MailBuilder builder , final String destination , final boolean topi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rokerManager.doListen( final MailConsumer consumer , final MailBuilder builder , String destin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rokerManager.register( final MailConsumer consumer , final MailBuilder builder , final String destination , final boolean topi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rokerManager.star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BrokerManager.sto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rokerManager.subscribeToTopic( final MailConsumer consumer , final MailBuilder builder , String destin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sumerRegistra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sumerRegistration.register( final BrokerManager broker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rokerManager.doSubscribe( final MailConsumer consumer , final MailBuilder builder , String destin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